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9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draw:textarea-vertical-align="middle" draw:auto-grow-height="false" fo:min-height="7.998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4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margin-left="3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3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5cm" svg:height="1cm" svg:x="3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05cm" svg:height="1cm" svg:x="4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0.697cm" svg:height="0.645cm" svg:x="12.05cm" svg:y="1cm">
          <draw:text-box>
            <text:p><text:span text:style-name="T1">0</text:span></text:p>
          </draw:text-box>
        </draw:frame>
        <draw:frame draw:style-name="gr4" draw:text-style-name="P4" draw:layer="layout" svg:width="1.622cm" svg:height="1.039cm" draw:transform="rotate (1.5707963267949) translate (3.337cm 2.722cm)">
          <draw:text-box>
            <text:p text:style-name="P3"><text:span text:style-name="T1">ready</text:span></text:p>
          </draw:text-box>
        </draw:frame>
        <draw:frame draw:style-name="gr5" draw:text-style-name="P6" draw:layer="layout" svg:width="8cm" svg:height="1cm" svg:x="4.25cm" svg:y="1.5cm">
          <draw:text-box>
            <text:p text:style-name="P5"><text:span text:style-name="T2">data</text:span></text:p>
          </draw:text-box>
        </draw:frame>
        <draw:frame draw:style-name="gr6" draw:text-style-name="P2" draw:layer="layout" svg:width="1.378cm" svg:height="0.645cm" svg:x="3.25cm" svg:y="1cm">
          <draw:text-box>
            <text:p><text:span text:style-name="T1">32:31</text:span></text:p>
          </draw:text-box>
        </draw:frame>
        <draw:custom-shape draw:style-name="gr7" draw:text-style-name="P7" draw:layer="layout" svg:width="0.4cm" svg:height="8.7cm" draw:transform="rotate (1.5707963267949) translate (3.5cm 2.9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8" draw:layer="layout" svg:width="1.848cm" svg:height="0.806cm" svg:x="6.9cm" svg:y="2.788cm">
          <draw:text-box>
            <text:p><text:span text:style-name="T3">RES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5cm" fo:margin-right="1.5cm" fo:page-width="1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48.851099755</meta:creation-date>
    <dc:date>2022-10-19T22:28:41.048222025</dc:date>
    <meta:editing-duration>PT17M34S</meta:editing-duration>
    <meta:editing-cycles>5</meta:editing-cycles>
    <meta:generator>LibreOffice/7.3.6.2$Linux_X86_64 LibreOffice_project/30$Build-2</meta:generator>
    <meta:document-statistic meta:object-count="8"/>
  </office:meta>
</office:document-meta>
</file>